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7" style:family="paragraph" style:parent-style-name="Footer">
      <style:paragraph-properties fo:text-align="justify" style:justify-single-word="false"/>
      <style:text-properties style:font-name="CG Times (W1)" fo:font-size="11pt" style:font-size-asian="11pt"/>
    </style:style>
    <style:style style:name="P8" style:family="paragraph" style:parent-style-name="Footer">
      <style:text-properties fo:font-size="8pt" style:font-size-asian="8pt"/>
    </style:style>
    <style:style style:name="P9"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0" style:family="paragraph" style:parent-style-name="Standard">
      <style:paragraph-properties fo:margin-left="0.409cm" fo:margin-right="0cm" fo:text-indent="0cm" style:auto-text-indent="false"/>
    </style:style>
    <style:style style:name="P11"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2"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3"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5"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6"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0"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1"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4">remLineWhenBlank(empty_line)=%</text:span></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6">%=<text:span text:style-name="T4">remLineWhenBlank(empty_line)=%</text:span>%#include AM_HEADER#%</text:p>
      <text:p text:style-name="P18"/>
      <text:p text:style-name="P18"/>
      <text:p text:style-name="P18"/>
      <text:p text:style-name="P19">Attribution d'une contribution de l'Etat à la réduction des primes dans l'assurance‑maladie pour l'année %=RELATIV1=%</text:p>
      <text:p text:style-name="P20"/>
      <text:p text:style-name="P15"/>
      <text:p text:style-name="P15">%=TITRE=%,</text:p>
      <text:p text:style-name="P15"/>
      <text:p text:style-name="P15">Nous avons bien reçu votre demande de modification du calcul de la réduction des primes dans l'assurance-maladie sur la base de la révision de votre taxation définitive de l'année %=ANNEEMOINSDEUX=%.</text:p>
      <text:p text:style-name="P15"/>
      <text:p text:style-name="P15">Nous examinerons vos éventuels droits lorsque le Service des contributions vous aura notifié la révision de votre décision de taxation %=ANNEEMOINSDEUX=%. Vous n'aurez alors aucune demande à faire pour obtenir une réduction des primes %=RELATIV1=%, étant donné que votre taxation fiscale nous sera transmise automatiquement par le Service des contributions. A réception de cette transmission, vous recevrez une décision de notre part.</text:p>
      <text:p text:style-name="P15"/>
      <text:p text:style-name="P15">%#include AM_SIGNAT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0"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1"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2"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3" style:family="paragraph" style:parent-style-name="Footer">
      <style:paragraph-properties fo:text-align="justify" style:justify-single-word="false"/>
      <style:text-properties style:font-name="CG Times (W1)" fo:font-size="11pt" style:font-size-asian="11pt"/>
    </style:style>
    <style:style style:name="MP14"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acrep11</text:p>
      </style:footer>
    </style:master-page>
    <style:master-page style:name="Conversion_20_1" style:display-name="Conversion 1" style:page-layout-name="Mpm3" style:next-style-name="Conversion_20_suivante_20_1">
      <style:header>
        <text:p text:style-name="MP3"/>
      </style:header>
      <style:footer>
        <text:p text:style-name="MP10">VOIES DE DROIT</text:p>
        <text:p text:style-name="MP11"/>
        <text:p text:style-name="MP11">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4">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4-27T14:59:53.45</dc:date>
    <meta:print-date>2003-09-10T06:53:00</meta:print-date>
    <meta:editing-cycles>119</meta:editing-cycles>
    <meta:editing-duration>PT7H6M38S</meta:editing-duration>
    <meta:document-statistic meta:table-count="0" meta:image-count="2" meta:object-count="0" meta:page-count="1" meta:paragraph-count="32" meta:word-count="317" meta:character-count="2316"/>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